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style:font-name-asian="WenQuanYi Micro Hei" style:font-size-asian="14pt" style:font-size-complex="14pt"/>
    </style:style>
    <style:style style:name="P2" style:family="paragraph" style:parent-style-name="Standard">
      <style:text-properties fo:font-size="14pt" officeooo:paragraph-rsid="0021acb5" style:font-name-asian="WenQuanYi Micro Hei" style:font-size-asian="14pt" style:font-size-complex="14pt"/>
    </style:style>
    <style:style style:name="P3" style:family="paragraph" style:parent-style-name="Standard">
      <style:text-properties style:font-name="WenQuanYi Micro Hei" fo:font-size="14pt" style:font-name-asian="WenQuanYi Micro Hei" style:font-size-asian="14pt" style:font-size-complex="14pt"/>
    </style:style>
    <style:style style:name="P4" style:family="paragraph" style:parent-style-name="Standard">
      <style:text-properties style:font-name="WenQuanYi Micro Hei" fo:font-size="14pt" officeooo:paragraph-rsid="002b0c54" style:font-name-asian="WenQuanYi Micro Hei" style:font-size-asian="14pt" style:font-size-complex="14pt"/>
    </style:style>
    <style:style style:name="P5" style:family="paragraph" style:parent-style-name="Standard">
      <style:text-properties style:font-name="WenQuanYi Micro Hei" fo:font-size="14pt" officeooo:paragraph-rsid="00330222" style:font-name-asian="WenQuanYi Micro Hei" style:font-size-asian="14pt" style:font-size-complex="14pt"/>
    </style:style>
    <style:style style:name="P6" style:family="paragraph" style:parent-style-name="Standard">
      <style:text-properties style:font-name="WenQuanYi Micro Hei" fo:font-size="14pt" officeooo:paragraph-rsid="0048713d" style:font-name-asian="WenQuanYi Micro Hei" style:font-size-asian="14pt" style:font-size-complex="14pt"/>
    </style:style>
    <style:style style:name="P7" style:family="paragraph" style:parent-style-name="Standard">
      <style:text-properties style:font-name="WenQuanYi Micro Hei" fo:font-size="14pt" officeooo:paragraph-rsid="005a43b2" style:font-name-asian="WenQuanYi Micro Hei" style:font-size-asian="14pt" style:font-size-complex="14pt"/>
    </style:style>
    <style:style style:name="P8" style:family="paragraph" style:parent-style-name="Standard">
      <style:text-properties officeooo:paragraph-rsid="00223c1b"/>
    </style:style>
    <style:style style:name="P9" style:family="paragraph" style:parent-style-name="Standard">
      <style:text-properties officeooo:paragraph-rsid="00241f2e"/>
    </style:style>
    <style:style style:name="P10" style:family="paragraph" style:parent-style-name="Standard">
      <style:text-properties officeooo:paragraph-rsid="0027fb9e"/>
    </style:style>
    <style:style style:name="P11" style:family="paragraph" style:parent-style-name="Standard">
      <style:paragraph-properties fo:background-color="#e6e6ff">
        <style:background-image/>
      </style:paragraph-properties>
      <style:text-properties style:font-name="WenQuanYi Micro Hei" fo:font-size="14pt" officeooo:paragraph-rsid="002ff803" style:font-name-asian="WenQuanYi Micro Hei" style:font-size-asian="14pt" style:font-size-complex="14pt"/>
    </style:style>
    <style:style style:name="P12" style:family="paragraph" style:parent-style-name="Standard">
      <style:paragraph-properties fo:background-color="#e6e6ff">
        <style:background-image/>
      </style:paragraph-properties>
      <style:text-properties style:font-name="WenQuanYi Micro Hei" fo:font-size="14pt" officeooo:paragraph-rsid="0038b5e9" style:font-name-asian="WenQuanYi Micro Hei" style:font-size-asian="14pt" style:font-size-complex="14pt"/>
    </style:style>
    <style:style style:name="T1" style:family="text">
      <style:text-properties officeooo:rsid="001ac4e6"/>
    </style:style>
    <style:style style:name="T2" style:family="text">
      <style:text-properties officeooo:rsid="0021acb5"/>
    </style:style>
    <style:style style:name="T3" style:family="text">
      <style:text-properties style:font-name="WenQuanYi Micro Hei" fo:font-size="14pt" style:font-name-asian="WenQuanYi Micro Hei" style:font-size-asian="14pt" style:font-size-complex="14pt"/>
    </style:style>
    <style:style style:name="T4" style:family="text">
      <style:text-properties officeooo:rsid="002b0c54"/>
    </style:style>
    <style:style style:name="T5" style:family="text">
      <style:text-properties officeooo:rsid="002ff803"/>
    </style:style>
    <style:style style:name="T6" style:family="text">
      <style:text-properties officeooo:rsid="00330222"/>
    </style:style>
    <style:style style:name="T7" style:family="text">
      <style:text-properties officeooo:rsid="0034fced"/>
    </style:style>
    <style:style style:name="T8" style:family="text">
      <style:text-properties officeooo:rsid="003615a5"/>
    </style:style>
    <style:style style:name="T9" style:family="text">
      <style:text-properties officeooo:rsid="0038b5e9"/>
    </style:style>
    <style:style style:name="T10" style:family="text">
      <style:text-properties officeooo:rsid="003f0c7f"/>
    </style:style>
    <style:style style:name="T11" style:family="text">
      <style:text-properties officeooo:rsid="004002d3"/>
    </style:style>
    <style:style style:name="T12" style:family="text">
      <style:text-properties officeooo:rsid="0048713d"/>
    </style:style>
    <style:style style:name="T13" style:family="text">
      <style:text-properties officeooo:rsid="004c3ac3"/>
    </style:style>
    <style:style style:name="T14" style:family="text">
      <style:text-properties officeooo:rsid="004e3c1d"/>
    </style:style>
    <style:style style:name="T15" style:family="text">
      <style:text-properties officeooo:rsid="004fefd8"/>
    </style:style>
    <style:style style:name="T16" style:family="text">
      <style:text-properties officeooo:rsid="0052eb1b"/>
    </style:style>
    <style:style style:name="T17" style:family="text">
      <style:text-properties officeooo:rsid="00553f58"/>
    </style:style>
    <style:style style:name="T18" style:family="text">
      <style:text-properties officeooo:rsid="0056b543"/>
    </style:style>
    <style:style style:name="T19" style:family="text">
      <style:text-properties officeooo:rsid="005a43b2"/>
    </style:style>
    <style:style style:name="T20" style:family="text">
      <style:text-properties officeooo:rsid="0068d2f8"/>
    </style:style>
    <style:style style:name="T21" style:family="text">
      <style:text-properties officeooo:rsid="006bf22e"/>
    </style:style>
    <style:style style:name="T22" style:family="text">
      <style:text-properties officeooo:rsid="006ffbc7"/>
    </style:style>
    <style:style style:name="T23" style:family="text">
      <style:text-properties officeooo:rsid="00730720"/>
    </style:style>
    <style:style style:name="T24" style:family="text">
      <style:text-properties officeooo:rsid="0076d7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守护进程daemon，是生存期较长的一种进程。它们常常在系统自举时<text:span text:style-name="T1">启动，仅在系统关闭时才终止。因为它们没有控制终端，所以说它们是在后台运行的。UNIX系统有很多守护进程，它们执行日常事务活动。</text:span></text:p>
      <text:p text:style-name="P2"><text:span text:style-name="T2">1、系统自举</text:span></text:p>
      <text:p text:style-name="P8"><text:span text:style-name="T3">自举（bootstrapping）一词来自于人都是靠自身的“自举”机构站立起来的这一思想。计算机必须具备自举能力将自己所有的元件激活，以便能完成加载操作系统这一目的，然后再由操作系统承担起那些单靠自举代码无法完成的更复杂的任务。</text:span></text:p>
      <text:p text:style-name="P8"><text:span text:style-name="T3">自举只有两个功能：加电自检和磁盘引导。</text:span></text:p>
      <text:p text:style-name="P9"><text:span text:style-name="T3">加电自检：当我们按下计算机电源开关时，头几秒钟机器似乎什么反应也没有，其实，这时的计算机正在进行加电自检，以断定它的所有元件都在正确地工作。如果某个元件有故障，显示器上就会出现报警提示信息（如果显示器也不能正常工作，则以一串嘟嘟声来报警）。由于大多数计算机工作非常可靠，加电自检报警非常罕见。</text:span></text:p>
      <text:p text:style-name="P10"><text:span text:style-name="T3">磁盘引导：查找装有操作系统的磁盘驱动器。从磁盘加载操作系统的原因有二，一是操作系统升级简单容易，二是使用户拥有选择操作系统的自由。</text:span></text:p>
      <text:p text:style-name="P10"><text:span text:style-name="T3">当加电自检和磁盘引导完成时，自举操作就启动一个读写操作系统文件和将它们复制到随机存储器中的过程，此时的机器才是真正意义上的计算机。计算机的启动可以有冷启动和热启动两种方式 ，它们之间的差别是热启动不进行机器的自检（机器本身配置的检查与测试），当计算机在使用过程中由于某些原因造成死机时，可以对计算机进行热启动处理。</text:span></text:p>
      <text:p text:style-name="P4"><text:span text:style-name="T4">2、守护进程的概念</text:span></text:p>
      <text:p text:style-name="P4"><text:span text:style-name="T4">ps命令可打印系统中各个进程的状态，该命令有多个选项，有关细节可通过man查看。下面在Ubuntu下执行ps命令：</text:span></text:p>
      <text:p text:style-name="P11"><text:span text:style-name="T5">$ps axj</text:span></text:p>
      <text:p text:style-name="P5"><text:span text:style-name="T6">选项-a显示由其他用户所拥有的进程的状态，</text:span><text:span text:style-name="T7">-x显示没有控制终端的进程状态，</text:span><text:span text:style-name="T8">-j显示与作业有关的信息。ps的输出大致是：</text:span></text:p>
      <text:p text:style-name="P12"><text:span text:style-name="T9"><text:s/>PPID <text:s text:c="2"/>PID <text:s/>PGID <text:s text:c="2"/>SID TTY <text:s text:c="5"/>TPGID STAT <text:s text:c="2"/>UID <text:s text:c="2"/>TIME COMMAND</text:span></text:p>
      <text:p text:style-name="P12"><text:span text:style-name="T9"><text:s text:c="4"/>0 <text:s text:c="4"/>1 <text:s text:c="4"/>1 <text:s text:c="4"/>1 ? <text:s text:c="10"/>-1 Ss <text:s text:c="6"/>0 <text:s text:c="2"/>0:00 /sbin/init</text:span></text:p>
      <text:p text:style-name="P12"><text:span text:style-name="T9"><text:s text:c="4"/>0 <text:s text:c="4"/>2 <text:s text:c="4"/>0 <text:s text:c="4"/>0 ? <text:s text:c="10"/>-1 S <text:s text:c="7"/>0 <text:s text:c="2"/>0:33 [kthreadd]</text:span></text:p>
      <text:p text:style-name="P12"><text:span text:style-name="T9"><text:s text:c="4"/>2 <text:s text:c="4"/>3 <text:s text:c="4"/>0 <text:s text:c="4"/>0 ? <text:s text:c="10"/>-1 S <text:s text:c="7"/>0 <text:s text:c="2"/>1:28 [ksoftirqd/0]</text:span></text:p>
      <text:p text:style-name="P12"><text:span text:style-name="T9"><text:s text:c="4"/>2 <text:s text:c="4"/>5 <text:s text:c="4"/>0 <text:s text:c="4"/>0 ? <text:s text:c="10"/>-1 S&lt; <text:s text:c="6"/>0 <text:s text:c="2"/>0:00 [kworker/0:0H]</text:span></text:p>
      <text:p text:style-name="P12"><text:span text:style-name="T9"><text:s text:c="4"/>2 <text:s text:c="4"/>7 <text:s text:c="4"/>0 <text:s text:c="4"/>0 ? <text:s text:c="10"/>-1 S&lt; <text:s text:c="6"/>0 <text:s text:c="2"/>0:00 [kworker/u:0H]</text:span></text:p>
      <text:p text:style-name="P12"><text:span text:style-name="T9"><text:s text:c="4"/>2 <text:s text:c="4"/>8 <text:s text:c="4"/>0 <text:s text:c="4"/>0 ? <text:s text:c="10"/>-1 S <text:s text:c="7"/>0 <text:s text:c="2"/>0:01 [migration/0]</text:span></text:p>
      <text:p text:style-name="P12"><text:soft-page-break/><text:span text:style-name="T9"><text:s text:c="4"/>2 <text:s text:c="4"/>9 <text:s text:c="4"/>0 <text:s text:c="4"/>0 ? <text:s text:c="10"/>-1 S <text:s text:c="7"/>0 <text:s text:c="2"/>0:00 [rcu_bh]</text:span></text:p>
      <text:p text:style-name="P12"><text:span text:style-name="T9"><text:s text:c="4"/>2 <text:s text:c="3"/>10 <text:s text:c="4"/>0 <text:s text:c="4"/>0 ? <text:s text:c="10"/>-1 S <text:s text:c="7"/>0 <text:s text:c="2"/>7:12 [rcu_sched]</text:span></text:p>
      <text:p text:style-name="P3">按照顺序，各列标题的意义是：父进程ID、进程ID、进程组ID、会话ID、终端名称、终端进程组ID、用户ID、TIME以及命令字符串。父进程ID为<text:span text:style-name="T10">0的各进程通常是内核进程，它们作为系统自举过程的一部分而启动，如</text:span><text:span text:style-name="T11">init进程。内核进程是特殊的，通常存在与系统的整个生命期中，它们以超级用户特权运行，无控制终端，无命令行。</text:span></text:p>
      <text:p text:style-name="P6"><text:span text:style-name="T12">3、编写守护进程</text:span></text:p>
      <text:p text:style-name="P6"><text:span text:style-name="T12">在编写守护进程程序时，需遵循一些基本规则：</text:span></text:p>
      <text:p text:style-name="P6"><text:span text:style-name="T12">（</text:span><text:span text:style-name="T13">1）首先要做的是调用umask将文件模式创建屏蔽字设置为0。</text:span></text:p>
      <text:p text:style-name="P6"><text:span text:style-name="T13">（2）调用fork，然后使父进程退出。</text:span></text:p>
      <text:p text:style-name="P6"><text:span text:style-name="T13">（</text:span><text:span text:style-name="T14">3）调用setsid以创建一个新会话。</text:span></text:p>
      <text:p text:style-name="P6"><text:span text:style-name="T14">（</text:span><text:span text:style-name="T15">4）将当前工作目录更改为根目录。</text:span></text:p>
      <text:p text:style-name="P6"><text:span text:style-name="T15">（</text:span><text:span text:style-name="T16">5）关闭不再需要的文件描述符。</text:span></text:p>
      <text:p text:style-name="P6"><text:span text:style-name="T16">（</text:span><text:span text:style-name="T17">6）某些守护进程打开/dev/null使其具有文件描述符</text:span><text:span text:style-name="T18">0、1和2，任何一个试图读标准输入、写标准输出或标准出错的库例程都不会产生任何效果。</text:span></text:p>
      <text:p text:style-name="P6"><text:span text:style-name="T18">与守护进程有关的一个问题是如何处理出错消息，需要有一个集中的守护进程出错记录设施，这就是syslogd进程。</text:span></text:p>
      <text:p text:style-name="P7"><text:span text:style-name="T19">4、守护进程惯例</text:span></text:p>
      <text:p text:style-name="P7"><text:span text:style-name="T19">为了正常运作，某些守护进程实现为单实例的，有就是在任一时刻只运行该守护进程的一个副本。文件锁和记录锁机制是一种方法的基础，该方法用来保证一个守护进程只有一个副本在运行。</text:span></text:p>
      <text:p text:style-name="P7"><text:span text:style-name="T19">在UNIX系统中，守护进程遵循下列公共惯例：</text:span></text:p>
      <text:p text:style-name="P7"><text:span text:style-name="T19">（</text:span><text:span text:style-name="T20">1）若守护进程使用锁文件，那么该文件通常存放在/</text:span><text:span text:style-name="T21">var/run目录中。锁文件的名字通常是name.pid，name是该守护进程或服务的名字。</text:span></text:p>
      <text:p text:style-name="P7"><text:span text:style-name="T21">（</text:span><text:span text:style-name="T22">2）若守护进程支持配置选项，那么配置文件通常存放在/etc目录中。配置文件的名字通常是name.conf。</text:span></text:p>
      <text:p text:style-name="P7"><text:span text:style-name="T22">（</text:span><text:span text:style-name="T23">3）守护进程可用命令行启动，但通常它们是由系统初始化脚本启动的。</text:span></text:p>
      <text:p text:style-name="P3">（<text:span text:style-name="T24">4）若一守护进程有一配置文件，那么当该守护进程启动时，它读该文件，但在此之后一般就不会再查看它。</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ans-serif"/>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7-02T14:06:14</meta:creation-date>
    <meta:generator>LibreOffice/4.0.2.2$Linux_X86_64 LibreOffice_project/400m0$Build-2</meta:generator>
    <dc:date>2015-07-02T15:06:34</dc:date>
    <dc:creator>hanjunjie </dc:creator>
    <meta:editing-duration>PT59M44S</meta:editing-duration>
    <meta:editing-cycles>90</meta:editing-cycles>
    <meta:document-statistic meta:table-count="0" meta:image-count="0" meta:object-count="0" meta:page-count="2" meta:paragraph-count="37" meta:word-count="1452" meta:character-count="2093" meta:non-whitespace-character-count="1710"/>
  </office:meta>
</office:document-meta>
</file>